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ndale Mono" svg:font-family="'Andale Mono'" style:font-adornments="Cursiva" style:font-pitch="fixed"/>
    <style:font-face style:name="DejaVu Serif Condensed" svg:font-family="'DejaVu Serif Condensed'" style:font-family-generic="roman" style:font-pitch="variable"/>
    <style:font-face style:name="Thorndale" svg:font-family="Thorndale" style:font-family-generic="roman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2" style:family="table">
      <style:table-properties style:width="13.018cm" fo:margin-left="1.783cm" table:align="left"/>
    </style:style>
    <style:style style:name="Tabla2.A" style:family="table-column">
      <style:table-column-properties style:column-width="7.011cm"/>
    </style:style>
    <style:style style:name="Tabla2.B" style:family="table-column">
      <style:table-column-properties style:column-width="6.006cm"/>
    </style:style>
    <style:style style:name="Tabla2.A1" style:family="table-cell" style:data-style-name="N5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la2.A2" style:family="table-cell" style:data-style-name="N5100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Tabla2.B2" style:family="table-cell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Tabla2.A3" style:family="table-cell" style:data-style-name="N5100">
      <style:table-cell-properties fo:background-color="#ffffff" fo:padding="0cm" fo:border-left="none" fo:border-right="none" fo:border-top="none" fo:border-bottom="0.088cm solid #000080">
        <style:background-image/>
      </style:table-cell-properties>
    </style:style>
    <style:style style:name="Tabla2.B3" style:family="table-cell">
      <style:table-cell-properties fo:background-color="#ffffff" fo:padding="0cm" fo:border-left="none" fo:border-right="none" fo:border-top="none" fo:border-bottom="0.088cm solid #00008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Bibliography_20_1">
      <style:paragraph-properties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5100" number:language="es" number:country="CO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ción de un artículo con LibreOffice</text:p>
      <text:p text:style-name="P4"><text:span text:style-name="Caption_20_characters">Autor. correo@ejemplo.org</text:span></text:p>
      <text:p text:style-name="P1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7">1.Númeración de secciones<text:tab/>1</text:p>
          <text:p text:style-name="P7">2.Tabla de contenido<text:tab/>1</text:p>
          <text:p text:style-name="P5">2.1. Marcar secciones<text:tab/>1</text:p>
          <text:p text:style-name="P5">2.2.Insertar tabla de contenido<text:tab/>1</text:p>
          <text:p text:style-name="P5">2.3.Actualizar <text:s/><text:tab/>1</text:p>
          <text:p text:style-name="P7">3.Bibliografía<text:tab/>2</text:p>
          <text:p text:style-name="P5">3.1.Insertar bibliografía<text:tab/>2</text:p>
          <text:p text:style-name="P5">3.2.Referenciar libros<text:tab/>2</text:p>
          <text:p text:style-name="P5">3.3. Actualizar<text:tab/>2</text:p>
          <text:p text:style-name="P7">4.Estilos<text:tab/>2</text:p>
          <text:p text:style-name="P7">5.Tablas. <text:tab/>2</text:p>
          <text:p text:style-name="P7">6.Conclusión<text:tab/>2</text:p>
        </text:index-body>
      </text:table-of-content>
      <text:p text:style-name="Standard"/>
      <text:h text:style-name="Heading_20_1" text:outline-level="1">Introducción</text:h>
      <text:p text:style-name="Standard">Los detalles de presentación es mejor dejarlos para el final y concentrarse en la estructura que se define mediante estilos.</text:p>
      <text:h text:style-name="Heading_20_1" text:outline-level="1">Númeración de secciones</text:h>
      <text:p text:style-name="Standard">Los títulos de secciones se les pone el estilo Encabezado 1, a los de subsecciones Encabezado 2 <text:s/>y a los de subsubsecciones Encabezado 3. <text:s/>La numeración automática de estas se logra desde Herramientas → Esquema de Numeración, dejando Nivel 1 con Encabezado 1, dejando Número: 1, 2. 3 y separador Detras: . <text:s/>Lo analogo debe hacerse con Nivel 2 y Nivel 3.</text:p>
      <text:h text:style-name="Heading_20_1" text:outline-level="1">Tabla de contenido</text:h>
      <text:h text:style-name="Heading_20_2" text:outline-level="2"><text:s/>Marcar secciones</text:h>
      <text:p text:style-name="Standard"><text:s text:c="3"/>Antes de hacerla se puso el estilo encabezado 1 y 2 a los títulos de las secciones y subsecciones.</text:p>
      <text:h text:style-name="Heading_20_2" text:outline-level="2">Insertar tabla de contenido</text:h>
      <text:p text:style-name="Standard">En el sitio donde irá la tabla de contenido elegir Insertar → Índices. <text:s/>En el diaĺogo que se abre se elige “Índice de contenido” en el tipo de Índice y Aceptar, con esto se generará una primera tabla.</text:p>
      <text:h text:style-name="Heading_20_2" text:outline-level="2"><text:soft-page-break/>Actualizar <text:s/></text:h>
      <text:p text:style-name="Standard">Al desarrollar más el documento pueden cambiarse los títulos de secciones y subsecciones así como la cantidad de estas y su ubicación dentro del documento, para que se refleje el cambio en la tabla de contenido, ubicarse sobre ella y con pulsación derecha elegir “Actualizar Índice/Tabla”</text:p>
      <text:p text:style-name="Standard"/>
      <text:h text:style-name="Heading_20_1" text:outline-level="1">Bibliografía</text:h>
      <text:h text:style-name="Heading_20_2" text:outline-level="2">Insertar bibliografía</text:h>
      <text:p text:style-name="Standard">En el sitio donde irá la bibliografía se elige Insertar → Índice <text:s/>y en el diálogo que sigue se elige Bibliografía en el Tipo.</text:p>
      <text:h text:style-name="Heading_20_2" text:outline-level="2"><text:bookmark text:name="__RefHeading__387_1830676935"/>Referenciar libros<text:bookmark-end text:name="__RefHeading__387_1830676935"/></text:h>
      <text:p text:style-name="Standard">En medio del texto donde se requiere referenciar un escrito, por ejemplo a continuación de la siguiente cita viene la referencia a la fuente: “<text:span text:style-name="Emphasis">Jehova cumplirá su propósito en mí. <text:s/>Salmo 138:8</text:span>” <text:bibliography-mark text:identifier="RV1960" text:bibliography-type="book" text:edition="Reina Valera" text:title="Bíblia" text:year="1960">[RV1960]</text:bibliography-mark>. <text:s/>Para agregarla basta elegir <text:s/>Insertar → Índices → Entrada bibliográfica. <text:s/>En el diálogo, para nuevos libros, elegir Del contenido del documento y Nuevo. <text:s/>Completar los datos que se conozcan del escrito (autor, título, año, editorial, etc.). y aceptar. <text:s/>A continuación regresará al diálogo de entrada bibliográfica que le permitirá Insertar la referencia (que por defecto se vé <text:s/>entre paréntesis cuadrados).</text:p>
      <text:h text:style-name="Heading_20_2" text:outline-level="2"><text:s/>Actualizar</text:h>
      <text:p text:style-name="Standard">Análogo a la actualziación de la tabla de contenido.</text:p>
      <text:h text:style-name="Heading_20_1" text:outline-level="1">Estilos</text:h>
      <text:p text:style-name="Standard">Además de poner estilo a los encabezados de secciones y subsecciones, <text:s/>es recomendable emplear estilos tanto como sea posible, de manera que los cambios a un estilo se aplicarán uniformemente en todo el documento a los elementos que tengan ese estilo. <text:s/>Para cambiar la presentación de un estilo emplear F11, buscar el estilo, hacer pulsación derecha sobre el estilo y elegir Modificar. <text:s text:c="3"/>Por ejemplo en la sección <text:bookmark-ref text:reference-format="text" text:ref-name="__RefHeading__387_1830676935">Referenciar libros</text:bookmark-ref>, se incluyó una cita con estilo “Destacado.” <text:s text:c="2"/>Si en lugar de itálicas quisieramos que todo texto destacado apareciera con un tipo de letra diferente bastaría editar el estilo Destacado.</text:p>
      <text:h text:style-name="Heading_20_1" text:outline-level="1">Tablas. </text:h>
      <text:p text:style-name="Standard">Para agregar una tabla basta ubicarse donde se quiere la tabla, emplear Insertar → Tabla y especificar sus propiedades, el autoformateo facilita la creación de tablas estéticas.</text:p>
      <text:p text:style-name="Standard"><text:s/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float" office:value="0">
              <text:p text:style-name="P2">Griego</text:p>
            </table:table-cell>
            <table:table-cell table:style-name="Tabla2.A1" office:value-type="float" office:value="0">
              <text:p text:style-name="P2">Español</text:p>
            </table:table-cell>
          </table:table-row>
        </table:table-header-rows>
        <table:table-row>
          <table:table-cell table:style-name="Tabla2.A2" office:value-type="float" office:value="0">
            <text:p text:style-name="P6">Δίκτυον</text:p>
          </table:table-cell>
          <table:table-cell table:style-name="Tabla2.B2" office:value-type="string">
            <text:p text:style-name="P6">Red</text:p>
          </table:table-cell>
        </table:table-row>
        <table:table-row>
          <table:table-cell table:style-name="Tabla2.A3" office:value-type="float" office:value="0">
            <text:p text:style-name="P6">Ἀκολουθέω</text:p>
          </table:table-cell>
          <table:table-cell table:style-name="Tabla2.B3" office:value-type="string">
            <text:p text:style-name="P6">Seguir</text:p>
          </table:table-cell>
        </table:table-row>
      </table:table>
      <text:p text:style-name="Standard"><text:tab/></text:p>
      <text:p text:style-name="Standard"><text:soft-page-break/>Como se emplea Unicode, los caracteres de otros idiomas (como griego, hebreo) simplemente se insertan sin cambiar tipos de letra. <text:s text:c="2"/>Las palabras de la tabla y su significado se consultaron en <text:bibliography-mark text:identifier="Thayer-BLB" text:bibliography-type="www" text:author="BLB" text:title="Lexicon de Thayer" text:year="2011" text:url="http://www.blb.org">[Thayer-BLB]</text:bibliography-mark>.</text:p>
      <text:h text:style-name="Heading_20_1" text:outline-level="1">Conclusión</text:h>
      <text:p text:style-name="Standard">La utilización de estilos facilita la creación de documentos.</text:p>
      <text:p text:style-name="Standard"/>
      <text:bibliography text:style-name="Sect1" text:protected="true" text:name="Bibliografía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p text:style-name="Bibliography_20_Heading">Bibliografía</text:p>
          </text:index-title>
          <text:p text:style-name="P8">RV1960: , Bíblia, 1960</text:p>
          <text:p text:style-name="P8">Thayer-BLB: BLB, Lexicon de Thayer, 2011, http://www.blb.org</text:p>
        </text:index-body>
      </text:bibliography>
      <text:p text:style-name="Bibliography_20_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ndale Mono" svg:font-family="'Andale Mono'" style:font-adornments="Cursiva" style:font-pitch="fixed"/>
    <style:font-face style:name="DejaVu Serif Condensed" svg:font-family="'DejaVu Serif Condensed'" style:font-family-generic="roman" style:font-pitch="variable"/>
    <style:font-face style:name="Thorndale" svg:font-family="Thorndale" style:font-family-generic="roman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 Condensed" fo:font-size="12pt" fo:language="es" fo:country="CO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tacado" style:family="paragraph" style:parent-style-name="Standard"/>
    <style:style style:name="Emphasis" style:family="text">
      <style:text-properties style:font-name="Andale Mono" fo:font-style="italic" style:font-size-asian="10.5pt" style:font-style-asian="italic" style:font-weight-asian="normal" style:font-style-complex="italic" style:font-weight-complex="normal"/>
    </style:style>
    <style:style style:name="Caption_20_characters" style:display-name="Caption character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CO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Támara Patiño</meta:initial-creator>
    <meta:creation-date>2011-03-27T06:23:43</meta:creation-date>
    <dc:date>2011-03-27T06:45:31</dc:date>
    <dc:creator>Vladimir Támara Patiño</dc:creator>
    <meta:editing-duration>PT21M48S</meta:editing-duration>
    <meta:editing-cycles>4</meta:editing-cycles>
    <meta:generator>LibreOffice/3.3$OpenBSD/amd64 LibreOffice_project/330m19$Build-6</meta:generator>
    <meta:document-statistic meta:table-count="1" meta:image-count="0" meta:object-count="0" meta:page-count="3" meta:paragraph-count="51" meta:word-count="576" meta:character-count="3589"/>
  </office:meta>
</office:document-meta>
</file>